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text-properties fo:font-weight="bold" style:font-weight-asian="bold" style:font-weight-complex="bold" fo:color="#C00000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Normal" style:family="paragraph">
      <style:text-properties fo:font-weight="bold" style:font-weight-asian="bold" style:font-weight-complex="bold" fo:color="#C00000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text-properties fo:font-weight="bold" style:font-weight-asian="bold" style:font-weight-complex="bold" fo:color="#C00000"/>
    </style:style>
    <style:style style:name="P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text-properties fo:font-weight="bold" style:font-weight-asian="bold" style:font-weight-complex="bold" fo:color="#C00000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2" style:family="paragraph">
      <style:text-properties fo:font-weight="bold" style:font-weight-asian="bold" style:font-weight-complex="bold"/>
    </style:style>
    <style:style style:name="P20" style:parent-style-name="Normal" style:list-style-name="LFO2" style:family="paragraph">
      <style:text-properties fo:font-weight="bold" style:font-weight-asian="bold" style:font-weight-complex="bold"/>
    </style:style>
    <style:style style:name="P21" style:parent-style-name="Normal" style:list-style-name="LFO2" style:family="paragraph">
      <style:text-properties fo:font-weight="bold" style:font-weight-asian="bold" style:font-weight-complex="bold"/>
    </style:style>
    <style:style style:name="P22" style:parent-style-name="Normal" style:list-style-name="LFO2" style:family="paragraph">
      <style:text-properties fo:font-weight="bold" style:font-weight-asian="bold" style:font-weight-complex="bold"/>
    </style:style>
    <style:style style:name="P2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3" style:family="paragraph">
      <style:text-properties fo:font-weight="bold" style:font-weight-asian="bold" style:font-weight-complex="bold"/>
    </style:style>
    <style:style style:name="P27" style:parent-style-name="Normal" style:list-style-name="LFO3" style:family="paragraph">
      <style:text-properties fo:font-weight="bold" style:font-weight-asian="bold" style:font-weight-complex="bold"/>
    </style:style>
    <style:style style:name="P28" style:parent-style-name="Normal" style:list-style-name="LFO3" style:family="paragraph">
      <style:text-properties fo:font-weight="bold" style:font-weight-asian="bold" style:font-weight-complex="bold"/>
    </style:style>
    <style:style style:name="P29" style:parent-style-name="Normal" style:list-style-name="LFO3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4" style:family="paragraph">
      <style:text-properties fo:font-weight="bold" style:font-weight-asian="bold" style:font-weight-complex="bold"/>
    </style:style>
    <style:style style:name="P32" style:parent-style-name="Normal" style:list-style-name="LFO4" style:family="paragraph">
      <style:text-properties fo:font-weight="bold" style:font-weight-asian="bold" style:font-weight-complex="bold"/>
    </style:style>
    <style:style style:name="P33" style:parent-style-name="Normal" style:list-style-name="LFO4" style:family="paragraph">
      <style:text-properties fo:font-weight="bold" style:font-weight-asian="bold" style:font-weight-complex="bold"/>
    </style:style>
    <style:style style:name="P34" style:parent-style-name="Normal" style:list-style-name="LFO4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5" style:family="paragraph">
      <style:text-properties fo:font-weight="bold" style:font-weight-asian="bold" style:font-weight-complex="bold"/>
    </style:style>
    <style:style style:name="P38" style:parent-style-name="Normal" style:list-style-name="LFO5" style:family="paragraph">
      <style:text-properties fo:font-weight="bold" style:font-weight-asian="bold" style:font-weight-complex="bold"/>
    </style:style>
    <style:style style:name="P39" style:parent-style-name="Normal" style:list-style-name="LFO5" style:family="paragraph">
      <style:text-properties fo:font-weight="bold" style:font-weight-asian="bold" style:font-weight-complex="bold"/>
    </style:style>
    <style:style style:name="P40" style:parent-style-name="Normal" style:list-style-name="LFO5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list-style-name="LFO6" style:family="paragraph">
      <style:text-properties fo:font-weight="bold" style:font-weight-asian="bold" style:font-weight-complex="bold"/>
    </style:style>
    <style:style style:name="P43" style:parent-style-name="Normal" style:list-style-name="LFO6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7" style:family="paragraph">
      <style:text-properties fo:font-weight="bold" style:font-weight-asian="bold" style:font-weight-complex="bold"/>
    </style:style>
    <style:style style:name="P47" style:parent-style-name="Normal" style:list-style-name="LFO7" style:family="paragraph">
      <style:text-properties fo:font-weight="bold" style:font-weight-asian="bold" style:font-weight-complex="bold"/>
    </style:style>
    <style:style style:name="P48" style:parent-style-name="Normal" style:list-style-name="LFO7" style:family="paragraph">
      <style:text-properties fo:font-weight="bold" style:font-weight-asian="bold" style:font-weight-complex="bold"/>
    </style:style>
    <style:style style:name="P49" style:parent-style-name="Normal" style:list-style-name="LFO7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list-style-name="LFO8" style:family="paragraph">
      <style:text-properties fo:font-weight="bold" style:font-weight-asian="bold" style:font-weight-complex="bold"/>
    </style:style>
    <style:style style:name="P52" style:parent-style-name="Normal" style:list-style-name="LFO8" style:family="paragraph">
      <style:text-properties fo:font-weight="bold" style:font-weight-asian="bold" style:font-weight-complex="bold"/>
    </style:style>
    <style:style style:name="P53" style:parent-style-name="Normal" style:list-style-name="LFO8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9" style:family="paragraph">
      <style:text-properties fo:font-weight="bold" style:font-weight-asian="bold" style:font-weight-complex="bold"/>
    </style:style>
    <style:style style:name="P57" style:parent-style-name="Normal" style:list-style-name="LFO9" style:family="paragraph">
      <style:text-properties fo:font-weight="bold" style:font-weight-asian="bold" style:font-weight-complex="bold"/>
    </style:style>
    <style:style style:name="P58" style:parent-style-name="Normal" style:list-style-name="LFO9" style:family="paragraph">
      <style:text-properties fo:font-weight="bold" style:font-weight-asian="bold" style:font-weight-complex="bold"/>
    </style:style>
    <style:style style:name="P59" style:parent-style-name="Normal" style:list-style-name="LFO9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list-style-name="LFO10" style:family="paragraph">
      <style:text-properties fo:font-weight="bold" style:font-weight-asian="bold" style:font-weight-complex="bold"/>
    </style:style>
    <style:style style:name="P62" style:parent-style-name="Normal" style:list-style-name="LFO10" style:family="paragraph">
      <style:text-properties fo:font-weight="bold" style:font-weight-asian="bold" style:font-weight-complex="bold"/>
    </style:style>
    <style:style style:name="P63" style:parent-style-name="Normal" style:list-style-name="LFO10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 text:c="32"/><text:s text:c="41"/></text:p>
      <text:p text:style-name="P2"/>
      <text:p text:style-name="P3"><text:s/><text:s text:c="48"/>OBJECTIFS</text:p>
      <text:p text:style-name="P4">Objectif 1 – Organisation du Projet</text:p>
      <text:p text:style-name="P5"><text:s text:c="11"/>Objectif 1 : Organisation des tâches et planification du projet</text:p>
      <text:p text:style-name="Normal"><text:s text:c="2"/>Compréhension du besoin client</text:p>
      <text:p text:style-name="Normal"><text:s text:c="2"/>Audit et analyse des données</text:p>
      <text:p text:style-name="Normal"><text:s text:c="2"/>Étude de faisabilité (technique/fonctionnelle)</text:p>
      <text:p text:style-name="Normal"><text:s text:c="2"/>Recherche et sélection de solutions IA</text:p>
      <text:p text:style-name="Normal"><text:s text:c="2"/>Rédaction des livrables</text:p>
      <text:p text:style-name="Normal"><text:s text:c="2"/>Préparation à la soutenance</text:p>
      <text:p text:style-name="P6"/>
      <text:p text:style-name="P7">Objectif 2 – Choix des outils à utiliser</text:p>
      <text:p text:style-name="P8"><text:s text:c="2"/><text:s text:c="9"/>Objectif 2 : Choix et justification des outils</text:p>
      <text:p text:style-name="Normal"><text:s/>Bibliothèques Python : Pandas, Scikit-learn, etc.</text:p>
      <text:p text:style-name="Normal"><text:s/>Environnements : Google Colab, Jupyter Notebook, VS Code</text:p>
      <text:p text:style-name="Normal"><text:s/>Visualisation des données : Power BI, Tableau, Matplotlib, Seaborn</text:p>
      <text:p text:style-name="P9"/>
      <text:p text:style-name="P10">Objectif 3 – Techniques IA et base de données</text:p>
      <text:p text:style-name="P11"><text:s text:c="7"/>Objectif 3 : Choix des techniques IA et base de données</text:p>
      <text:p text:style-name="Normal"><text:s text:c="2"/>Base de données choisie : PostgreSQL</text:p>
      <text:p text:style-name="Normal"><text:s text:c="2"/>Techniques IA envisagées :<text:line-break/>• Clustering<text:line-break/>• Systèmes de recommandation<text:line-break/>• Séries temporelles</text:p>
      <text:p text:style-name="P12">Objectif 4 – Processus ETL</text:p>
      <text:p text:style-name="P13"><text:s text:c="8"/>Objectif 4 : Conception et mise en œuvre d’un processus ETL</text:p>
      <text:soft-page-break/>
      <text:p text:style-name="Normal"><text:s text:c="3"/>Définition du pipeline de données :<text:line-break/>• Extraction<text:line-break/>• Transformation<text:line-break/>• Chargement (ETL)</text:p>
      <text:p text:style-name="Normal">Outils : Pandas, SQL, Python</text:p>
      <text:p text:style-name="P14"/>
      <text:p text:style-name="P15"/>
      <text:p text:style-name="P16"><text:s text:c="25"/>Roadmap Projet MSPR BLOC 1 – Intelligence Artificielle</text:p>
      <text:p text:style-name="P17">Objectif 1<text:s/>Définition &amp; Planification du projet</text:p>
      <text:p text:style-name="P18">Tâches :</text:p>
      <text:list text:style-name="LFO2" text:continue-numbering="true">
        <text:list-item>
          <text:p text:style-name="P19">Comprendre le besoin métier<text:s/></text:p>
        </text:list-item>
        <text:list-item>
          <text:p text:style-name="P20">Faire un audit des données existantes</text:p>
        </text:list-item>
        <text:list-item>
          <text:p text:style-name="P21">Étudier la faisabilité technique et fonctionnelle</text:p>
        </text:list-item>
        <text:list-item>
          <text:p text:style-name="P22">Identifier les livrables attendus</text:p>
        </text:list-item>
      </text:list>
      <text:p text:style-name="P23"/>
      <text:p text:style-name="P24">Objectif 2 :<text:s/>Préparation environnement &amp; Choix technos</text:p>
      <text:p text:style-name="P25">Tâches :</text:p>
      <text:list text:style-name="LFO3" text:continue-numbering="true">
        <text:list-item>
          <text:p text:style-name="P26">Choix des bibliothèques Python (Pandas, Scikit-learn, Matplotlib..)</text:p>
        </text:list-item>
        <text:list-item>
          <text:p text:style-name="P27">Choix de la plateforme (Google Colab<text:s/>)</text:p>
        </text:list-item>
        <text:list-item>
          <text:p text:style-name="P28">Configuration de la base PostgreSQL</text:p>
        </text:list-item>
        <text:list-item>
          <text:p text:style-name="P29">Choix de l’outil de visualisation (Power BI)</text:p>
        </text:list-item>
      </text:list>
      <text:p text:style-name="P30">Outils :</text:p>
      <text:list text:style-name="LFO4" text:continue-numbering="true">
        <text:list-item>
          <text:p text:style-name="P31">Python, Google Colab<text:s/></text:p>
        </text:list-item>
        <text:list-item>
          <text:p text:style-name="P32">PostgreSQL</text:p>
        </text:list-item>
        <text:list-item>
          <text:p text:style-name="P33">Power BI<text:s/></text:p>
        </text:list-item>
        <text:list-item>
          <text:p text:style-name="P34">GitHub<text:s/></text:p>
        </text:list-item>
      </text:list>
      <text:p text:style-name="P35">Objectif 3 :Préparation &amp; Traitement des données (ETL)</text:p>
      <text:p text:style-name="P36">Tâches :</text:p>
      <text:list text:style-name="LFO5" text:continue-numbering="true">
        <text:list-item>
          <text:p text:style-name="P37">Téléchargement des données brutes (CSV)</text:p>
        </text:list-item>
        <text:list-item>
          <text:p text:style-name="P38">Nettoyage et structuration avec Pandas</text:p>
        </text:list-item>
        <text:list-item>
          <text:p text:style-name="P39">Transformation (création de nouvelles colonnes, encodage, normalisation…)</text:p>
        </text:list-item>
        <text:list-item>
          <text:p text:style-name="P40">Chargement dans PostgreSQL</text:p>
        </text:list-item>
      </text:list>
      <text:p text:style-name="P41">Outils :</text:p>
      <text:list text:style-name="LFO6" text:continue-numbering="true">
        <text:list-item>
          <text:p text:style-name="P42">Pandas, PostgreSQL</text:p>
        </text:list-item>
        <text:list-item>
          <text:p text:style-name="P43">SQLAlchemy (connexion Python<text:s/>et<text:s/>PostgreSQL)</text:p>
        </text:list-item>
      </text:list>
      <text:p text:style-name="P44">Objectif 3 :<text:s/>Application des algorithmes IA<text:s/></text:p>
      <text:p text:style-name="P45">Tâches :</text:p>
      <text:list text:style-name="LFO7" text:continue-numbering="true">
        <text:list-item>
          <text:p text:style-name="P46">Choix des modèles selon le cas (Clustering,Série Temporelle…)</text:p>
        </text:list-item>
        <text:list-item>
          <text:p text:style-name="P47">Entraînement et évaluation des modèles</text:p>
        </text:list-item>
        <text:list-item>
          <text:p text:style-name="P48">Optimisation (hyperparamètres)</text:p>
        </text:list-item>
        <text:list-item>
          <text:p text:style-name="P49">Comparaison de performances</text:p>
        </text:list-item>
      </text:list>
      <text:p text:style-name="P50">Outils :</text:p>
      <text:list text:style-name="LFO8" text:continue-numbering="true">
        <text:list-item>
          <text:p text:style-name="P51">Scikit-learn, Prophet (pour séries temporelles), Surprise (pour reco)</text:p>
        </text:list-item>
        <text:list-item>
          <text:p text:style-name="P52">Jupyter/Colab</text:p>
        </text:list-item>
        <text:list-item>
          <text:p text:style-name="P53">Matplotlib / Seaborn</text:p>
        </text:list-item>
      </text:list>
      <text:p text:style-name="P54">Objectif 5<text:s/>Visualisation &amp; Présentation finale :</text:p>
      <text:p text:style-name="P55">Tâches :</text:p>
      <text:list text:style-name="LFO9" text:continue-numbering="true">
        <text:list-item>
          <text:p text:style-name="P56">Création d’un tableau de bord Power BI</text:p>
        </text:list-item>
        <text:list-item>
          <text:p text:style-name="P57">Intégration des résultats (modèles + data)</text:p>
        </text:list-item>
        <text:list-item>
          <text:p text:style-name="P58">Préparation de la soutenance</text:p>
        </text:list-item>
        <text:list-item>
          <text:p text:style-name="P59">Rédaction du rapport final</text:p>
        </text:list-item>
      </text:list>
      <text:p text:style-name="P60">Outils :</text:p>
      <text:list text:style-name="LFO10" text:continue-numbering="true">
        <text:list-item>
          <text:p text:style-name="P61">Power BI<text:s/></text:p>
        </text:list-item>
        <text:list-item>
          <text:p text:style-name="P62">PowerPoint (pour soutenance)</text:p>
        </text:list-item>
        <text:list-item>
          <text:p text:style-name="P63">Google Docs ou Word (rapport)</text:p>
        </text:list-item>
      </text:list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HAMI Mohamed</meta:initial-creator>
    <dc:creator>BARHAMI Mohamed</dc:creator>
    <meta:creation-date>2025-04-15T07:34:00Z</meta:creation-date>
    <dc:date>2025-04-15T07:34:00Z</dc:date>
    <meta:template xlink:href="Normal" xlink:type="simple"/>
    <meta:editing-cycles>2</meta:editing-cycles>
    <meta:editing-duration>PT0S</meta:editing-duration>
    <meta:document-statistic meta:page-count="3" meta:paragraph-count="5" meta:word-count="416" meta:character-count="2702" meta:row-count="19" meta:non-whitespace-character-count="2291"/>
  </office:meta>
</office:document-meta>
</file>